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0bf" officeooo:paragraph-rsid="0001e0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ts</text:p>
      <text:p text:style-name="P1"/>
      <text:p text:style-name="P1">A story about a guy who returns to his ancestral homeland after being away for a long time. They uncover a mystery involving murder and a powerful magi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1:32:31.900416510</meta:creation-date>
    <dc:date>2023-02-02T01:35:28.682637790</dc:date>
    <meta:editing-duration>PT2M57S</meta:editing-duration>
    <meta:editing-cycles>1</meta:editing-cycles>
    <meta:document-statistic meta:table-count="0" meta:image-count="0" meta:object-count="0" meta:page-count="1" meta:paragraph-count="2" meta:word-count="29" meta:character-count="158" meta:non-whitespace-character-count="131"/>
    <meta:generator>LibreOffice/7.3.7.2$Linux_X86_64 LibreOffice_project/30$Build-2</meta:generator>
  </office:meta>
</office:document-meta>
</file>